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Arial" officeooo:rsid="000e3148" officeooo:paragraph-rsid="000e3148"/>
    </style:style>
    <style:style style:name="P2" style:family="paragraph" style:parent-style-name="Standard">
      <style:text-properties style:font-name="Arial" officeooo:rsid="000e3148" officeooo:paragraph-rsid="0016ba0b"/>
    </style:style>
    <style:style style:name="P3" style:family="paragraph" style:parent-style-name="Standard">
      <style:paragraph-properties fo:margin-top="0.302cm" fo:margin-bottom="0.302cm" style:contextual-spacing="false"/>
      <style:text-properties style:font-name="Arial" officeooo:rsid="000e3148" officeooo:paragraph-rsid="000e3148"/>
    </style:style>
    <style:style style:name="P4" style:family="paragraph" style:parent-style-name="Subtitle">
      <style:text-properties style:text-underline-style="solid" style:text-underline-width="auto" style:text-underline-color="font-color"/>
    </style:style>
    <style:style style:name="P5" style:family="paragraph" style:parent-style-name="Standard" style:list-style-name="L1">
      <style:paragraph-properties fo:margin-top="0.201cm" fo:margin-bottom="0.201cm" style:contextual-spacing="false"/>
      <style:text-properties style:font-name="Arial" officeooo:rsid="001a3e43" officeooo:paragraph-rsid="0014e5f1"/>
    </style:style>
    <style:style style:name="P6" style:family="paragraph" style:parent-style-name="Standard" style:list-style-name="L1">
      <style:paragraph-properties fo:margin-top="0.201cm" fo:margin-bottom="0.201cm" style:contextual-spacing="false"/>
      <style:text-properties style:font-name="Arial" officeooo:rsid="001a3e43" officeooo:paragraph-rsid="002e6591"/>
    </style:style>
    <style:style style:name="P7" style:family="paragraph" style:parent-style-name="Standard" style:list-style-name="L1">
      <style:paragraph-properties fo:margin-top="0.201cm" fo:margin-bottom="0.201cm" style:contextual-spacing="false"/>
      <style:text-properties style:font-name="Arial" officeooo:rsid="002e6591" officeooo:paragraph-rsid="002e6591"/>
    </style:style>
    <style:style style:name="P8" style:family="paragraph" style:parent-style-name="Standard" style:list-style-name="L1">
      <style:paragraph-properties fo:margin-top="0.201cm" fo:margin-bottom="0.201cm" style:contextual-spacing="false"/>
      <style:text-properties style:font-name="Arial" officeooo:rsid="002fcc0b" officeooo:paragraph-rsid="002fcc0b"/>
    </style:style>
    <style:style style:name="P9" style:family="paragraph" style:parent-style-name="Standard" style:list-style-name="L1">
      <style:paragraph-properties fo:margin-top="0.201cm" fo:margin-bottom="0.201cm" style:contextual-spacing="false"/>
      <style:text-properties style:font-name="Arial" officeooo:rsid="0030f099" officeooo:paragraph-rsid="0030f099"/>
    </style:style>
    <style:style style:name="P10" style:family="paragraph" style:parent-style-name="Standard" style:list-style-name="L1">
      <style:paragraph-properties fo:margin-top="0.201cm" fo:margin-bottom="0.201cm" style:contextual-spacing="false"/>
      <style:text-properties style:font-name="Arial" officeooo:rsid="00323bf0" officeooo:paragraph-rsid="00323bf0"/>
    </style:style>
    <style:style style:name="P11" style:family="paragraph" style:parent-style-name="Standard" style:list-style-name="L1">
      <style:paragraph-properties fo:margin-top="0.201cm" fo:margin-bottom="0.201cm" style:contextual-spacing="false"/>
      <style:text-properties style:font-name="Arial" officeooo:rsid="00323bf0" officeooo:paragraph-rsid="0032fa59"/>
    </style:style>
    <style:style style:name="P12" style:family="paragraph" style:parent-style-name="Standard" style:list-style-name="L1">
      <style:paragraph-properties fo:margin-top="0.201cm" fo:margin-bottom="0.201cm" style:contextual-spacing="false"/>
      <style:text-properties style:font-name="Arial" officeooo:rsid="0032fa59" officeooo:paragraph-rsid="0032fa59"/>
    </style:style>
    <style:style style:name="P13" style:family="paragraph" style:parent-style-name="Standard" style:list-style-name="L1">
      <style:paragraph-properties fo:margin-top="0.201cm" fo:margin-bottom="0.201cm" style:contextual-spacing="false"/>
      <style:text-properties style:font-name="Arial" officeooo:rsid="00344b2c" officeooo:paragraph-rsid="00344b2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1def0"/>
    </style:style>
    <style:style style:name="T3" style:family="text">
      <style:text-properties officeooo:rsid="00123ebb"/>
    </style:style>
    <style:style style:name="T4" style:family="text">
      <style:text-properties officeooo:rsid="0016ba0b"/>
    </style:style>
    <style:style style:name="T5" style:family="text">
      <style:text-properties officeooo:rsid="002c6b43"/>
    </style:style>
    <style:style style:name="T6" style:family="text">
      <style:text-properties officeooo:rsid="002e6591"/>
    </style:style>
    <style:style style:name="T7" style:family="text">
      <style:text-properties officeooo:rsid="0030f099"/>
    </style:style>
    <style:style style:name="T8" style:family="text">
      <style:text-properties officeooo:rsid="00323bf0"/>
    </style:style>
    <style:style style:name="T9" style:family="text">
      <style:text-properties officeooo:rsid="0032fa59"/>
    </style:style>
    <style:style style:name="T10" style:family="text">
      <style:text-properties officeooo:rsid="00344b2c"/>
    </style:style>
    <style:style style:name="T11" style:family="text">
      <style:text-properties officeooo:rsid="003540c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istoria de usuario Nro. <text:span text:style-name="T6">8</text:span>.</text:p>
      <text:p text:style-name="P3"><text:span text:style-name="T1">Titulo</text:span>: <text:span text:style-name="T6">Buscar mascotas entre anuncios</text:span><text:span text:style-name="T4">.</text:span></text:p>
      <text:p text:style-name="P2"><text:span text:style-name="T1">Descripción</text:span>: Como <text:span text:style-name="T6">visitante</text:span> del sitio “<text:span text:style-name="T3">online pets</text:span><text:span text:style-name="T2">”</text:span>, quiero poder <text:span text:style-name="T6">configurar una búsqueda de los anuncios para poder encontrar mascotas que puedan estar en adopción, extraviadas o encontradas</text:span><text:span text:style-name="T5">.</text:span></text:p>
      <text:p text:style-name="P2"/>
      <text:p text:style-name="P1"><text:span text:style-name="T1">Criterios de aceptación</text:span>:</text:p>
      <text:list xml:id="list2835095634" text:style-name="L1">
        <text:list-item>
          <text:p text:style-name="P5"><text:span text:style-name="T6">Al ingresar al sitio web “online pets” debe mostrarse una opción para hacer búsquedas personalizadas</text:span><text:span text:style-name="T5">:</text:span> (Pasa).</text:p>
        </text:list-item>
        <text:list-item>
          <text:p text:style-name="P6"><text:span text:style-name="T6">Al ingresar al sitio web “online pets” no se muestra la opción para hacer búsquedas personalizadas (Error).</text:span></text:p>
        </text:list-item>
        <text:list-item>
          <text:p text:style-name="P7">En la pagina para realizar búsquedas deben presentarse los siguiente datos para que el visitante pueda completar (Pasa):</text:p>
          <text:list>
            <text:list-item>
              <text:p text:style-name="P7">Tipo anuncio.</text:p>
            </text:list-item>
            <text:list-item>
              <text:p text:style-name="P8">Fecha de creación.</text:p>
            </text:list-item>
            <text:list-item>
              <text:p text:style-name="P7">Categoría.</text:p>
            </text:list-item>
            <text:list-item>
              <text:p text:style-name="P7">Color.</text:p>
            </text:list-item>
            <text:list-item>
              <text:p text:style-name="P7">Nombre.</text:p>
            </text:list-item>
            <text:list-item>
              <text:p text:style-name="P12">Botón buscar.</text:p>
            </text:list-item>
          </text:list>
        </text:list-item>
        <text:list-item>
          <text:p text:style-name="P7">“<text:span text:style-name="T7">Tipo de anuncio” debe ser una lista desplegable que contenga las opciones de extravío, encontrado o en adopción. </text:span><text:span text:style-name="T8">(Pasa)</text:span></text:p>
        </text:list-item>
        <text:list-item>
          <text:p text:style-name="P10">Ver la lista desplegable “Tipo de anuncio” sin las opciones extravío, encontrado o en adopción (Error)</text:p>
        </text:list-item>
        <text:list-item>
          <text:p text:style-name="P9">“Fecha de creación” debe poder especificarse una fecha desde y una fecha hasta. <text:span text:style-name="T8">Por defecto en fecha desde debe ser la fecha de hoy menos 7 días y la fecha hasta debe ser la fecha de hoy.</text:span> <text:span text:style-name="T8">(Pasa)</text:span></text:p>
        </text:list-item>
        <text:list-item>
          <text:p text:style-name="P12">Por defecto fecha desde no tiene la fecha actual menos 7 días. (Error)</text:p>
        </text:list-item>
        <text:list-item>
          <text:p text:style-name="P12">Por defecto fecha hasta no tiene la fecha actual. (Error)</text:p>
        </text:list-item>
        <text:list-item>
          <text:p text:style-name="P10">Si el visitante indica una fecha hasta menor a la fecha desde mostrar un mensaje de error. (Pasa)</text:p>
        </text:list-item>
        <text:list-item>
          <text:p text:style-name="P11">Si el visitante indica una fecha hasta menor a la fecha desde <text:span text:style-name="T9">y no se muestra </text:span>un mensaje de error. <text:span text:style-name="T9">(Error)</text:span></text:p>
        </text:list-item>
        <text:list-item>
          <text:p text:style-name="P9">“Categoría” <text:span text:style-name="T8">debe </text:span><text:span text:style-name="T9">tener asociada</text:span><text:span text:style-name="T8"> una caja de verificación </text:span><text:span text:style-name="T9">que al seleccionarla active</text:span><text:span text:style-name="T8"> </text:span><text:span text:style-name="T9">un cuadro de texto para que el usuario ingrese la categoría a filtrar. (Pasa)</text:span></text:p>
        </text:list-item>
        <text:list-item>
          <text:p text:style-name="P12"><text:soft-page-break/>La caja de verificación asociada a categoría no activa el cuadro de texto. (<text:span text:style-name="T10">Error</text:span>)</text:p>
        </text:list-item>
        <text:list-item>
          <text:p text:style-name="P12">“<text:span text:style-name="T10">Color</text:span>” <text:span text:style-name="T10">debe tener asociado una caja de verificación que al seleccionarla active un cuadro de texto para que el usuario ingrese el color a filtrar. (Pasa)</text:span></text:p>
        </text:list-item>
        <text:list-item>
          <text:p text:style-name="P13">La caja de verificación asociada al color no activa el cuadro de texto. (Error)</text:p>
        </text:list-item>
        <text:list-item>
          <text:p text:style-name="P13">“Nombre” debe tener una caja de verificación asociada que al seleccionarla active un cuadro de texto para que el usuario ingrese el color a filtrar. (Pasa)</text:p>
        </text:list-item>
        <text:list-item>
          <text:p text:style-name="P13">La caja de verificación asociada al color no activa el cuadro de texto. (Error)</text:p>
        </text:list-item>
        <text:list-item>
          <text:p text:style-name="P13"><text:s/>Al presionar el botón buscar filtrar los anuncios según la selección de filtros. (Pasa)</text:p>
        </text:list-item>
        <text:list-item>
          <text:p text:style-name="P13">La búsqueda resultado no <text:span text:style-name="T11">se corresponde a los filtros seleccionados por el visitante. (Error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1T20:54:58.008000000</dc:date>
    <meta:editing-duration>PT13H35M57S</meta:editing-duration>
    <meta:editing-cycles>13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28" meta:word-count="408" meta:character-count="2380" meta:non-whitespace-character-count="2023"/>
  </office:meta>
</office:document-meta>
</file>